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1 - mens. 10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2-09" calcext:value-type="date">
            <text:p>09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25 - mens. 1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06" calcext:value-type="date">
            <text:p>06/01/2026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39 - mens. 1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6-01-26" calcext:value-type="date">
            <text:p>26/01/2026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7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9">00/00/0000</text:date></text:span><text:span text:style-name="MT2"><text:s/>- </text:span><text:span text:style-name="MT2"><text:time style:data-style-name="N2" text:time-value="16:32:55.19122180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32:55.20234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9T16:33:09.660727500</dc:date>
    <dc:language>pt-PT</dc:language>
    <meta:editing-cycles>672</meta:editing-cycles>
    <meta:editing-duration>P3DT15H21M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